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ORTIZ, JULI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ORTIZ, JULI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8053257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VERA QUISPE, STEV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065158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36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6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573526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12:00 PM</text:span></text:p>
          </table:table-cell>
          <table:table-cell table:style-name="Tabla3.A2" office:value-type="string">
            <text:p text:style-name="P6"><text:span text:style-name="T11">85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ATOS PEKINES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4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1:50:3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